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02in"/>
    </style:style>
    <style:style style:name="co3" style:family="table-column">
      <style:table-column-properties fo:break-before="auto" style:column-width="2.022in"/>
    </style:style>
    <style:style style:name="co4" style:family="table-column">
      <style:table-column-properties fo:break-before="auto" style:column-width="1.5091in"/>
    </style:style>
    <style:style style:name="co5" style:family="table-column">
      <style:table-column-properties fo:break-before="auto" style:column-width="1.5307in"/>
    </style:style>
    <style:style style:name="co6" style:family="table-column">
      <style:table-column-properties fo:break-before="auto" style:column-width="1.9134in"/>
    </style:style>
    <style:style style:name="co7" style:family="table-column">
      <style:table-column-properties fo:break-before="auto" style:column-width="1.4in"/>
    </style:style>
    <style:style style:name="co8" style:family="table-column">
      <style:table-column-properties fo:break-before="auto" style:column-width="1.1701in"/>
    </style:style>
    <style:style style:name="co9" style:family="table-column">
      <style:table-column-properties fo:break-before="auto" style:column-width="0.8209in"/>
    </style:style>
    <style:style style:name="co11" style:family="table-column">
      <style:table-column-properties fo:break-before="auto" style:column-width="2.4701in"/>
    </style:style>
    <style:style style:name="co12" style:family="table-column">
      <style:table-column-properties fo:break-before="auto" style:column-width="3.1693in"/>
    </style:style>
    <style:style style:name="co13" style:family="table-column">
      <style:table-column-properties fo:break-before="auto" style:column-width="1.2945in"/>
    </style:style>
    <style:style style:name="co14" style:family="table-column">
      <style:table-column-properties fo:break-before="auto" style:column-width="2.9626in"/>
    </style:style>
    <style:style style:name="co15" style:family="table-column">
      <style:table-column-properties fo:break-before="auto" style:column-width="3.6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33cc66"/>
      <style:text-properties fo:color="#000000"/>
    </style:style>
    <style:style style:name="ce2" style:family="table-cell" style:parent-style-name="Default" style:data-style-name="N4">
      <style:table-cell-properties fo:background-color="#33cc66"/>
      <style:text-properties fo:color="#000000"/>
    </style:style>
    <style:style style:name="ce3" style:family="table-cell" style:parent-style-name="Default" style:data-style-name="N4">
      <style:table-cell-properties fo:background-color="#33cc66"/>
      <style:text-properties fo:color="#000000" style:font-name="Arial" style:font-name-asian="DejaVu Sans" style:font-name-complex="Lohit Hindi"/>
    </style:style>
    <style:style style:name="ce4" style:family="table-cell" style:parent-style-name="Default" style:data-style-name="N0"/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 style:data-style-name="N4">
      <style:table-cell-properties fo:background-color="#ff3333"/>
      <style:text-properties fo:color="#000000"/>
    </style:style>
    <style:style style:name="ce7" style:family="table-cell" style:parent-style-name="Default" style:data-style-name="N4">
      <style:table-cell-properties fo:background-color="#ff3333"/>
      <style:text-properties fo:color="#000000" style:font-name="Arial" style:font-name-asian="DejaVu Sans" style:font-name-complex="Lohit Hindi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fo:background-color="#ffff00"/>
      <style:text-properties fo:color="#000000"/>
    </style:style>
    <style:style style:name="ce10" style:family="table-cell" style:parent-style-name="Default" style:data-style-name="N11">
      <style:table-cell-properties fo:background-color="#ffff00"/>
      <style:text-properties fo:color="#000000" style:font-name="Arial" style:font-name-asian="DejaVu Sans" style:font-name-complex="Lohit Hindi"/>
    </style:style>
    <style:style style:name="ce11" style:family="table-cell" style:parent-style-name="Default">
      <style:text-properties style:font-name="Arial" style:font-name-asian="DejaVu Sans" style:font-name-complex="Lohit Hindi"/>
    </style:style>
    <style:style style:name="ce12" style:family="table-cell" style:parent-style-name="Default">
      <style:table-cell-properties fo:background-color="#ffff00"/>
      <style:text-properties style:use-window-font-color="true"/>
    </style:style>
    <style:style style:name="ce13" style:family="table-cell" style:parent-style-name="Default" style:data-style-name="N11">
      <style:table-cell-properties fo:background-color="#ffff00"/>
      <style:text-properties style:use-window-font-color="true"/>
    </style:style>
    <style:style style:name="ce14" style:family="table-cell" style:parent-style-name="Default" style:data-style-name="N11">
      <style:table-cell-properties fo:background-color="#33cc66"/>
      <style:text-properties fo:color="#000000"/>
    </style:style>
    <style:style style:name="ce15" style:family="table-cell" style:parent-style-name="Default" style:data-style-name="N11">
      <style:table-cell-properties fo:background-color="#ff3333"/>
      <style:text-properties fo:color="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Default" office:value-type="string">
            <text:p>OSA USER_TIME</text:p>
          </table:table-cell>
          <table:table-cell table:style-name="Default" office:value-type="string">
            <text:p>OSA AVG_HEAP_MEMORY</text:p>
          </table:table-cell>
          <table:table-cell office:value-type="string">
            <text:p>OSA VALUE</text:p>
          </table:table-cell>
          <table:table-cell office:value-type="string">
            <text:p>BB USER_TIME</text:p>
          </table:table-cell>
          <table:table-cell office:value-type="string">
            <text:p>BB AVG_HEAP_MEMORY</text:p>
          </table:table-cell>
          <table:table-cell office:value-type="string">
            <text:p>BB VALUE</text:p>
          </table:table-cell>
          <table:table-cell office:value-type="string">
            <text:p>OSA &lt; BB</text:p>
          </table:table-cell>
          <table:table-cell office:value-type="string">
            <text:p>OSA = BB</text:p>
          </table:table-cell>
          <table:table-cell office:value-type="string">
            <text:p>OSA Speedup(USER_TIME) over BB</text:p>
          </table:table-cell>
          <table:table-cell office:value-type="string">
            <text:p>OSA Speedup(AVG_HEAP_MEMORY) over BB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Default" office:value-type="float" office:value="1021.8">
            <text:p>1021.8</text:p>
          </table:table-cell>
          <table:table-cell table:style-name="Default" office:value-type="float" office:value="49485897.37">
            <text:p>49485897.37</text:p>
          </table:table-cell>
          <table:table-cell office:value-type="float" office:value="9437028688.46744">
            <text:p>9,437,028,688.47</text:p>
          </table:table-cell>
          <table:table-cell office:value-type="float" office:value="939.36">
            <text:p>939.36</text:p>
          </table:table-cell>
          <table:table-cell office:value-type="float" office:value="38981906.1">
            <text:p>38981906.1</text:p>
          </table:table-cell>
          <table:table-cell office:value-type="float" office:value="43586382499.4125">
            <text:p>43,586,382,499.41</text:p>
          </table:table-cell>
          <table:table-cell table:style-name="ce11" table:formula="of:=[.C2] &lt; [.F2]" office:value-type="boolean" office:boolean-value="true">
            <text:p>TRUE</text:p>
          </table:table-cell>
          <table:table-cell table:style-name="ce11" table:formula="of:=[.C2] = [.F2]" office:value-type="boolean" office:boolean-value="false">
            <text:p>FALSE</text:p>
          </table:table-cell>
          <table:table-cell table:formula="of:= 1 - [.A2] / [.D2]" office:value-type="float" office:value="-0.0877618804292284">
            <text:p>-0.09</text:p>
          </table:table-cell>
          <table:table-cell table:formula="of:= 1 - [.B2] / [.E2]" office:value-type="float" office:value="-0.269458123547222">
            <text:p>-0.27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Default" office:value-type="float" office:value="1004.69">
            <text:p>1004.69</text:p>
          </table:table-cell>
          <table:table-cell table:style-name="Default" office:value-type="float" office:value="49129276.45">
            <text:p>49129276.45</text:p>
          </table:table-cell>
          <table:table-cell office:value-type="float" office:value="9437366426.06738">
            <text:p>9,437,366,426.07</text:p>
          </table:table-cell>
          <table:table-cell office:value-type="float" office:value="917.95">
            <text:p>917.95</text:p>
          </table:table-cell>
          <table:table-cell office:value-type="float" office:value="39271410.63">
            <text:p>39271410.63</text:p>
          </table:table-cell>
          <table:table-cell office:value-type="float" office:value="37813570681.9944">
            <text:p>37,813,570,681.99</text:p>
          </table:table-cell>
          <table:table-cell table:style-name="ce11" table:formula="of:=[.C3] &lt; [.F3]" office:value-type="boolean" office:boolean-value="true">
            <text:p>TRUE</text:p>
          </table:table-cell>
          <table:table-cell table:style-name="ce11" table:formula="of:=[.C3] = [.F3]" office:value-type="boolean" office:boolean-value="false">
            <text:p>FALSE</text:p>
          </table:table-cell>
          <table:table-cell table:formula="of:= 1 - [.A3] / [.D3]" office:value-type="float" office:value="-0.0944931641156925">
            <text:p>-0.09</text:p>
          </table:table-cell>
          <table:table-cell table:formula="of:= 1 - [.B3] / [.E3]" office:value-type="float" office:value="-0.25101888783362">
            <text:p>-0.25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Default" office:value-type="float" office:value="893.24">
            <text:p>893.24</text:p>
          </table:table-cell>
          <table:table-cell table:style-name="Default" office:value-type="float" office:value="31534072.92">
            <text:p>31534072.92</text:p>
          </table:table-cell>
          <table:table-cell office:value-type="float" office:value="9500149015.36682">
            <text:p>9,500,149,015.37</text:p>
          </table:table-cell>
          <table:table-cell office:value-type="float" office:value="912.2">
            <text:p>912.2</text:p>
          </table:table-cell>
          <table:table-cell office:value-type="float" office:value="37568831.14">
            <text:p>37568831.14</text:p>
          </table:table-cell>
          <table:table-cell office:value-type="float" office:value="35210335796.1001">
            <text:p>35,210,335,796.10</text:p>
          </table:table-cell>
          <table:table-cell table:style-name="ce11" table:formula="of:=[.C4] &lt; [.F4]" office:value-type="boolean" office:boolean-value="true">
            <text:p>TRUE</text:p>
          </table:table-cell>
          <table:table-cell table:style-name="ce11" table:formula="of:=[.C4] = [.F4]" office:value-type="boolean" office:boolean-value="false">
            <text:p>FALSE</text:p>
          </table:table-cell>
          <table:table-cell table:formula="of:= 1 - [.A4] / [.D4]" office:value-type="float" office:value="0.0207849155886868">
            <text:p>0.02</text:p>
          </table:table-cell>
          <table:table-cell table:formula="of:= 1 - [.B4] / [.E4]" office:value-type="float" office:value="0.160632046217023">
            <text:p>0.16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Default" office:value-type="float" office:value="954.42">
            <text:p>954.42</text:p>
          </table:table-cell>
          <table:table-cell table:style-name="Default" office:value-type="float" office:value="48733253.52">
            <text:p>48733253.52</text:p>
          </table:table-cell>
          <table:table-cell office:value-type="float" office:value="9394124278.34542">
            <text:p>9,394,124,278.35</text:p>
          </table:table-cell>
          <table:table-cell office:value-type="float" office:value="928.36">
            <text:p>928.36</text:p>
          </table:table-cell>
          <table:table-cell office:value-type="float" office:value="50991017.02">
            <text:p>50991017.02</text:p>
          </table:table-cell>
          <table:table-cell office:value-type="float" office:value="47777892088.6641">
            <text:p>47,777,892,088.66</text:p>
          </table:table-cell>
          <table:table-cell table:style-name="ce11" table:formula="of:=[.C5] &lt; [.F5]" office:value-type="boolean" office:boolean-value="true">
            <text:p>TRUE</text:p>
          </table:table-cell>
          <table:table-cell table:style-name="ce11" table:formula="of:=[.C5] = [.F5]" office:value-type="boolean" office:boolean-value="false">
            <text:p>FALSE</text:p>
          </table:table-cell>
          <table:table-cell table:formula="of:= 1 - [.A5] / [.D5]" office:value-type="float" office:value="-0.0280710069369641">
            <text:p>-0.03</text:p>
          </table:table-cell>
          <table:table-cell table:formula="of:= 1 - [.B5] / [.E5]" office:value-type="float" office:value="0.0442776714791636">
            <text:p>0.04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Default" office:value-type="float" office:value="926.61">
            <text:p>926.61</text:p>
          </table:table-cell>
          <table:table-cell table:style-name="Default" office:value-type="float" office:value="47806889.68">
            <text:p>47806889.68</text:p>
          </table:table-cell>
          <table:table-cell office:value-type="float" office:value="9461255503.87745">
            <text:p>9,461,255,503.88</text:p>
          </table:table-cell>
          <table:table-cell office:value-type="float" office:value="928.17">
            <text:p>928.17</text:p>
          </table:table-cell>
          <table:table-cell office:value-type="float" office:value="39190801.11">
            <text:p>39190801.11</text:p>
          </table:table-cell>
          <table:table-cell office:value-type="float" office:value="42898896691.7796">
            <text:p>42,898,896,691.78</text:p>
          </table:table-cell>
          <table:table-cell table:style-name="ce11" table:formula="of:=[.C6] &lt; [.F6]" office:value-type="boolean" office:boolean-value="true">
            <text:p>TRUE</text:p>
          </table:table-cell>
          <table:table-cell table:style-name="ce11" table:formula="of:=[.C6] = [.F6]" office:value-type="boolean" office:boolean-value="false">
            <text:p>FALSE</text:p>
          </table:table-cell>
          <table:table-cell table:formula="of:= 1 - [.A6] / [.D6]" office:value-type="float" office:value="0.00168072659103391">
            <text:p>0</text:p>
          </table:table-cell>
          <table:table-cell table:formula="of:= 1 - [.B6] / [.E6]" office:value-type="float" office:value="-0.219849768975544">
            <text:p>-0.22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Default" office:value-type="float" office:value="936.34">
            <text:p>936.34</text:p>
          </table:table-cell>
          <table:table-cell table:style-name="Default" office:value-type="float" office:value="49851257.04">
            <text:p>49851257.04</text:p>
          </table:table-cell>
          <table:table-cell office:value-type="float" office:value="9505191209.42032">
            <text:p>9,505,191,209.42</text:p>
          </table:table-cell>
          <table:table-cell office:value-type="float" office:value="931.64">
            <text:p>931.64</text:p>
          </table:table-cell>
          <table:table-cell office:value-type="float" office:value="39712735.91">
            <text:p>39712735.91</text:p>
          </table:table-cell>
          <table:table-cell office:value-type="float" office:value="44671623691.9427">
            <text:p>44,671,623,691.94</text:p>
          </table:table-cell>
          <table:table-cell table:style-name="ce11" table:formula="of:=[.C7] &lt; [.F7]" office:value-type="boolean" office:boolean-value="true">
            <text:p>TRUE</text:p>
          </table:table-cell>
          <table:table-cell table:style-name="ce11" table:formula="of:=[.C7] = [.F7]" office:value-type="boolean" office:boolean-value="false">
            <text:p>FALSE</text:p>
          </table:table-cell>
          <table:table-cell table:formula="of:= 1 - [.A7] / [.D7]" office:value-type="float" office:value="-0.00504486711605345">
            <text:p>-0.01</text:p>
          </table:table-cell>
          <table:table-cell table:formula="of:= 1 - [.B7] / [.E7]" office:value-type="float" office:value="-0.255296465924098">
            <text:p>-0.26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Default" office:value-type="float" office:value="918.66">
            <text:p>918.66</text:p>
          </table:table-cell>
          <table:table-cell table:style-name="Default" office:value-type="float" office:value="49213189.67">
            <text:p>49213189.67</text:p>
          </table:table-cell>
          <table:table-cell office:value-type="float" office:value="9415253391.24856">
            <text:p>9,415,253,391.25</text:p>
          </table:table-cell>
          <table:table-cell office:value-type="float" office:value="926.95">
            <text:p>926.95</text:p>
          </table:table-cell>
          <table:table-cell office:value-type="float" office:value="49993648.84">
            <text:p>49993648.84</text:p>
          </table:table-cell>
          <table:table-cell office:value-type="float" office:value="36110090580.4959">
            <text:p>36,110,090,580.50</text:p>
          </table:table-cell>
          <table:table-cell table:style-name="ce11" table:formula="of:=[.C8] &lt; [.F8]" office:value-type="boolean" office:boolean-value="true">
            <text:p>TRUE</text:p>
          </table:table-cell>
          <table:table-cell table:style-name="ce11" table:formula="of:=[.C8] = [.F8]" office:value-type="boolean" office:boolean-value="false">
            <text:p>FALSE</text:p>
          </table:table-cell>
          <table:table-cell table:formula="of:= 1 - [.A8] / [.D8]" office:value-type="float" office:value="0.00894330870057725">
            <text:p>0.01</text:p>
          </table:table-cell>
          <table:table-cell table:formula="of:= 1 - [.B8] / [.E8]" office:value-type="float" office:value="0.0156111663803094">
            <text:p>0.02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Default" office:value-type="float" office:value="914.57">
            <text:p>914.57</text:p>
          </table:table-cell>
          <table:table-cell table:style-name="Default" office:value-type="float" office:value="50134657.94">
            <text:p>50134657.94</text:p>
          </table:table-cell>
          <table:table-cell office:value-type="float" office:value="9305063596.50642">
            <text:p>9,305,063,596.51</text:p>
          </table:table-cell>
          <table:table-cell office:value-type="float" office:value="926.21">
            <text:p>926.21</text:p>
          </table:table-cell>
          <table:table-cell office:value-type="float" office:value="39437938.56">
            <text:p>39437938.56</text:p>
          </table:table-cell>
          <table:table-cell office:value-type="float" office:value="35120917528.6425">
            <text:p>35,120,917,528.64</text:p>
          </table:table-cell>
          <table:table-cell table:style-name="ce11" table:formula="of:=[.C9] &lt; [.F9]" office:value-type="boolean" office:boolean-value="true">
            <text:p>TRUE</text:p>
          </table:table-cell>
          <table:table-cell table:style-name="ce11" table:formula="of:=[.C9] = [.F9]" office:value-type="boolean" office:boolean-value="false">
            <text:p>FALSE</text:p>
          </table:table-cell>
          <table:table-cell table:formula="of:= 1 - [.A9] / [.D9]" office:value-type="float" office:value="0.0125673443387568">
            <text:p>0.01</text:p>
          </table:table-cell>
          <table:table-cell table:formula="of:= 1 - [.B9] / [.E9]" office:value-type="float" office:value="-0.271229170959994">
            <text:p>-0.27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Default" office:value-type="float" office:value="926.1">
            <text:p>926.1</text:p>
          </table:table-cell>
          <table:table-cell table:style-name="Default" office:value-type="float" office:value="49303789.92">
            <text:p>49303789.92</text:p>
          </table:table-cell>
          <table:table-cell office:value-type="float" office:value="9482286152.56875">
            <text:p>9,482,286,152.57</text:p>
          </table:table-cell>
          <table:table-cell office:value-type="float" office:value="923.09">
            <text:p>923.09</text:p>
          </table:table-cell>
          <table:table-cell office:value-type="float" office:value="39016702.98">
            <text:p>39016702.98</text:p>
          </table:table-cell>
          <table:table-cell office:value-type="float" office:value="38084195904.6552">
            <text:p>38,084,195,904.66</text:p>
          </table:table-cell>
          <table:table-cell table:style-name="ce11" table:formula="of:=[.C10] &lt; [.F10]" office:value-type="boolean" office:boolean-value="true">
            <text:p>TRUE</text:p>
          </table:table-cell>
          <table:table-cell table:style-name="ce11" table:formula="of:=[.C10] = [.F10]" office:value-type="boolean" office:boolean-value="false">
            <text:p>FALSE</text:p>
          </table:table-cell>
          <table:table-cell table:formula="of:= 1 - [.A10] / [.D10]" office:value-type="float" office:value="-0.00326078713884881">
            <text:p>0</text:p>
          </table:table-cell>
          <table:table-cell table:formula="of:= 1 - [.B10] / [.E10]" office:value-type="float" office:value="-0.263658539914897">
            <text:p>-0.26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Default" office:value-type="float" office:value="1028.84">
            <text:p>1028.84</text:p>
          </table:table-cell>
          <table:table-cell table:style-name="Default" office:value-type="float" office:value="48232200.82">
            <text:p>48232200.82</text:p>
          </table:table-cell>
          <table:table-cell office:value-type="float" office:value="9399014160.52646">
            <text:p>9,399,014,160.53</text:p>
          </table:table-cell>
          <table:table-cell office:value-type="float" office:value="927.74">
            <text:p>927.74</text:p>
          </table:table-cell>
          <table:table-cell office:value-type="float" office:value="38785112.81">
            <text:p>38785112.81</text:p>
          </table:table-cell>
          <table:table-cell office:value-type="float" office:value="37261801393.3291">
            <text:p>37,261,801,393.33</text:p>
          </table:table-cell>
          <table:table-cell table:style-name="ce11" table:formula="of:=[.C11] &lt; [.F11]" office:value-type="boolean" office:boolean-value="true">
            <text:p>TRUE</text:p>
          </table:table-cell>
          <table:table-cell table:style-name="ce11" table:formula="of:=[.C11] = [.F11]" office:value-type="boolean" office:boolean-value="false">
            <text:p>FALSE</text:p>
          </table:table-cell>
          <table:table-cell table:formula="of:= 1 - [.A11] / [.D11]" office:value-type="float" office:value="-0.108974497165154">
            <text:p>-0.11</text:p>
          </table:table-cell>
          <table:table-cell table:formula="of:= 1 - [.B11] / [.E11]" office:value-type="float" office:value="-0.243575107188144">
            <text:p>-0.24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ce1" office:value-type="string">
            <text:p>OSA minimum time [s]</text:p>
          </table:table-cell>
          <table:table-cell table:style-name="ce5" office:value-type="string">
            <text:p>OSA minimum memory [MB]</text:p>
          </table:table-cell>
          <table:table-cell table:style-name="ce9" office:value-type="string">
            <text:p>OSA minimum cost</text:p>
          </table:table-cell>
          <table:table-cell table:style-name="ce1" office:value-type="string">
            <text:p>BB minimum time [s]</text:p>
          </table:table-cell>
          <table:table-cell table:style-name="ce5" office:value-type="string">
            <text:p>BB minimum memory [MB]</text:p>
          </table:table-cell>
          <table:table-cell table:style-name="ce9" office:value-type="string">
            <text:p>BB minimum cost</text:p>
          </table:table-cell>
          <table:table-cell table:style-name="ce12" table:formula="of:=[.G1]" office:value-type="string" office:string-value="OSA &lt; BB">
            <text:p>OSA &lt; BB</text:p>
          </table:table-cell>
          <table:table-cell table:style-name="ce12" table:formula="of:=[.H1]" office:value-type="string" office:string-value="OSA = BB">
            <text:p>OSA = BB</text:p>
          </table:table-cell>
          <table:table-cell table:style-name="ce1" table:formula="of:=[.I1]" office:value-type="string" office:string-value="OSA Speedup(USER_TIME) over BB">
            <text:p>OSA Speedup(USER_TIME) over BB</text:p>
          </table:table-cell>
          <table:table-cell table:style-name="ce5" table:formula="of:=[.J1]" office:value-type="string" office:string-value="OSA Speedup(AVG_HEAP_MEMORY) over BB">
            <text:p>OSA Speedup(AVG_HEAP_MEMORY) over BB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ce2" table:formula="of:=MINA([.A2:.A11])" office:value-type="float" office:value="893.24">
            <text:p>893.24</text:p>
          </table:table-cell>
          <table:table-cell table:style-name="ce6" table:formula="of:=MINA([.B2:.B11]) / 1024 / 1024" office:value-type="float" office:value="30.0732354354858">
            <text:p>30.07</text:p>
          </table:table-cell>
          <table:table-cell table:style-name="ce9" table:formula="of:=MINA([.C2:.C11])" office:value-type="float" office:value="9305063596.50642">
            <text:p>9,305,063,596.51</text:p>
          </table:table-cell>
          <table:table-cell table:style-name="ce2" table:formula="of:=MINA([.D2:.D11])" office:value-type="float" office:value="912.2">
            <text:p>912.20</text:p>
          </table:table-cell>
          <table:table-cell table:style-name="ce6" table:formula="of:=MINA([.E2:.E11]) / 1024 / 1024" office:value-type="float" office:value="35.8284293556213">
            <text:p>35.83</text:p>
          </table:table-cell>
          <table:table-cell table:style-name="ce9" table:formula="of:=MINA([.F2:.F11])" office:value-type="float" office:value="35120917528.6425">
            <text:p>35,120,917,528.64</text:p>
          </table:table-cell>
          <table:table-cell table:style-name="ce13" table:formula="of:=COUNTIF([.G2:.G11]; 1)/10" office:value-type="percentage" office:value="1">
            <text:p>100.00%</text:p>
          </table:table-cell>
          <table:table-cell table:style-name="ce13" table:formula="of:=COUNTIF([.H2:.H11]; 1)/100" office:value-type="percentage" office:value="0">
            <text:p>0.00%</text:p>
          </table:table-cell>
          <table:table-cell table:style-name="ce14" table:formula="of:=AVERAGE([.I2:.I11])" office:value-type="percentage" office:value="-0.0283629907682886">
            <text:p>-2.84%</text:p>
          </table:table-cell>
          <table:table-cell table:style-name="ce15" table:formula="of:=AVERAGE([.J2:.J11])" office:value-type="percentage" office:value="-0.155356518026702">
            <text:p>-15.54%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ce1" office:value-type="string">
            <text:p>OSA maximum time [s]</text:p>
          </table:table-cell>
          <table:table-cell table:style-name="ce5" office:value-type="string">
            <text:p>OSA maximum memory [MB]</text:p>
          </table:table-cell>
          <table:table-cell table:style-name="ce9" office:value-type="string">
            <text:p>OSA maximum cost</text:p>
          </table:table-cell>
          <table:table-cell table:style-name="ce1" office:value-type="string">
            <text:p>BB maximum time [s]</text:p>
          </table:table-cell>
          <table:table-cell table:style-name="ce5" office:value-type="string">
            <text:p>BB maximum memory [MB]</text:p>
          </table:table-cell>
          <table:table-cell table:style-name="ce9" office:value-type="string">
            <text:p>BB maximum cost</text:p>
          </table:table-cell>
          <table:table-cell table:style-name="ce12" office:value-type="string">
            <text:p>(higher is better)</text:p>
          </table:table-cell>
          <table:table-cell table:style-name="ce12"/>
          <table:table-cell table:style-name="ce1" office:value-type="string">
            <text:p>(higher is better)</text:p>
          </table:table-cell>
          <table:table-cell table:style-name="ce5" office:value-type="string">
            <text:p>(higher is better)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ce2" table:formula="of:=MAXA([.A2:.A11])" office:value-type="float" office:value="1028.84">
            <text:p>1,028.84</text:p>
          </table:table-cell>
          <table:table-cell table:style-name="ce7" table:formula="of:=MAXA([.B2:.B11]) / 1024 /1024" office:value-type="float" office:value="47.8121356391907">
            <text:p>47.81</text:p>
          </table:table-cell>
          <table:table-cell table:style-name="ce9" table:formula="of:=MAXA([.C2:.C11])" office:value-type="float" office:value="9505191209.42032">
            <text:p>9,505,191,209.42</text:p>
          </table:table-cell>
          <table:table-cell table:style-name="ce2" table:formula="of:=MAXA([.D1:.D11])" office:value-type="float" office:value="939.36">
            <text:p>939.36</text:p>
          </table:table-cell>
          <table:table-cell table:style-name="ce7" table:formula="of:=MAXA([.E2:.E11]) / 1024 /1024" office:value-type="float" office:value="48.628823299408">
            <text:p>48.63</text:p>
          </table:table-cell>
          <table:table-cell table:style-name="ce9" table:formula="of:=MAXA([.F1:.F11])" office:value-type="float" office:value="47777892088.6641">
            <text:p>47,777,892,088.66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style-name="ce1" office:value-type="string">
            <text:p>OSA average time [s]</text:p>
          </table:table-cell>
          <table:table-cell table:style-name="ce5" office:value-type="string">
            <text:p>OSA average memory [MB]</text:p>
          </table:table-cell>
          <table:table-cell table:style-name="ce9" office:value-type="string">
            <text:p>OSA average cost</text:p>
          </table:table-cell>
          <table:table-cell table:style-name="ce1" office:value-type="string">
            <text:p>BB average time [s]</text:p>
          </table:table-cell>
          <table:table-cell table:style-name="ce5" office:value-type="string">
            <text:p>BB average memory [MB]</text:p>
          </table:table-cell>
          <table:table-cell table:style-name="ce9" office:value-type="string">
            <text:p>BB average cost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style-name="ce3" table:formula="of:=AVERAGE([.A2:.A11])" office:value-type="float" office:value="952.527">
            <text:p>952.53</text:p>
          </table:table-cell>
          <table:table-cell table:style-name="ce7" table:formula="of:=AVERAGE([.B2:.B11]) / 1024 /1024" office:value-type="float" office:value="45.1492772417069">
            <text:p>45.15</text:p>
          </table:table-cell>
          <table:table-cell table:style-name="ce9" table:formula="of:=AVERAGE([.C2:.C11])" office:value-type="float" office:value="9433673242.2395">
            <text:p>9,433,673,242.24</text:p>
          </table:table-cell>
          <table:table-cell table:style-name="ce3" table:formula="of:=AVERAGE([.D2:.D11])" office:value-type="float" office:value="926.167">
            <text:p>926.17</text:p>
          </table:table-cell>
          <table:table-cell table:style-name="ce7" table:formula="of:=AVERAGE([.E2:.E11]) / 1024 /1024" office:value-type="float" office:value="39.3819909191132">
            <text:p>39.38</text:p>
          </table:table-cell>
          <table:table-cell table:style-name="ce9" table:formula="of:=AVERAGE([.F1:.F11])" office:value-type="float" office:value="39853570685.7016">
            <text:p>39,853,570,685.70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style-name="Default" table:number-columns-repeated="2"/>
          <table:table-cell table:style-name="ce9" office:value-type="string">
            <text:p>OSA # minimum cost</text:p>
          </table:table-cell>
          <table:table-cell table:number-columns-repeated="2"/>
          <table:table-cell table:style-name="ce9" office:value-type="string">
            <text:p>BB # minimum cost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style-name="Default" table:number-columns-repeated="2"/>
          <table:table-cell table:style-name="ce10" table:formula="of:=COUNTIF([.C2:.C11]; [.C13])/10" office:value-type="percentage" office:value="0.1">
            <text:p>10.00%</text:p>
          </table:table-cell>
          <table:table-cell table:number-columns-repeated="2"/>
          <table:table-cell table:style-name="ce10" table:formula="of:=COUNTIF([.F2:.F11]; [.F13])/10" office:value-type="percentage" office:value="0.1">
            <text:p>10.00%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2" table:number-rows-repeated="90"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</table:table-row>
        <table:table-row table:style-name="ro2" table:number-rows-repeated="892">
          <table:table-cell table:style-name="Default" table:number-columns-repeated="2"/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 table:number-rows-repeated="8">
          <table:table-cell table:style-name="Default" table:number-columns-repeated="2"/>
          <table:table-cell table:number-columns-repeated="19"/>
        </table:table-row>
        <table:table-row table:style-name="ro2" table:number-rows-repeated="64525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1">02/11/2011</text:date>, <text:time>15:5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iprian Radu</meta:initial-creator>
    <meta:creation-date>2011-01-08T17:06:18</meta:creation-date>
    <dc:date>2011-02-11T15:53:12.56</dc:date>
    <dc:creator>Ciprian Radu</dc:creator>
    <meta:editing-duration>PT08H22M17S</meta:editing-duration>
    <meta:editing-cycles>49</meta:editing-cycles>
    <meta:generator>OpenOffice.org/3.2$Win32 OpenOffice.org_project/320m18$Build-9502</meta:generator>
    <meta:document-statistic meta:table-count="3" meta:cell-count="161" meta:object-count="0"/>
  </office:meta>
</office:document-meta>
</file>